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AU"/>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en" style:country-asian="AU"/>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P57" style:parent-style-name="Normal" style:family="paragraph">
      <style:text-properties style:font-name="Times New Roman" style:font-name-asian="Times New Roman" style:font-name-complex="Times New Roman" fo:font-size="12pt" style:font-size-asian="12pt" style:font-size-complex="12pt" style:language-asian="en" style:country-asian="AU"/>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7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P104" style:parent-style-name="Normal" style:family="paragraph">
      <style:text-properties style:font-name="Times New Roman" style:font-name-asian="Times New Roman" style:font-name-complex="Times New Roman" fo:font-size="12pt" style:font-size-asian="12pt" style:font-size-complex="12pt" style:language-asian="en" style:country-asian="AU"/>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09"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style:style style:name="T111" style:parent-style-name="DefaultParagraphFont" style:family="text">
      <style:text-properties style:font-name="Times New Roman" style:font-name-asian="Times New Roman" style:font-name-complex="Times New Roman" fo:font-size="12pt" style:font-size-asian="12pt" style:font-size-complex="12pt" style:language-asian="en" style:country-asian="AU"/>
    </style:style>
  </office:automatic-styles>
  <office:body>
    <office:text text:use-soft-page-breaks="true">
      <text:p text:style-name="P1">The codebook generated in Taguette<text:s/>clearly identifies five major tags which have far more highlights than other tags. I would have to say that some of the minor tags could possibly be merged with larger tags, for example,<text:s/>the<text:s/><text:span text:style-name="T2">crops</text:span><text:s/>tag could be merged with<text:s/><text:span text:style-name="T3">farm work</text:span>, and<text:s/><text:span text:style-name="T4">on entry to penal establishment</text:span><text:s/>could be merged with the<text:s/><text:span text:style-name="T5">descriptions</text:span><text:s/>tag.<text:s/></text:p>
      <text:p text:style-name="Normal">I have combined here,<text:s/><text:span text:style-name="T6">warders</text:span><text:s/>and<text:s/><text:span text:style-name="T7">goings on behind closed doors</text:span><text:s/>because they had the same prominent theme,<text:s/>corruption,<text:s/>involving warders and prison gang members. Accusations of corruption involving warders were publicly aired in a newspaper article dating from<text:s/>1905, continuing on until at least 1914, but probably until the closure in 1932. A released inmate lifted the lid on the fact there was a<text:s/>tyrannical<text:s/>gang<text:s/>network, the<text:s/>‘Clever Brigade’<text:s/>(Proscriptus 8 September 1912), who<text:s/>fought with ‘bare knuckles’<text:s/>(A paying guest 12 February 1911) and<text:s/>was ‘…kept supplied by the warders and others in authority with milk and other luxuries…’<text:s/>(Unknown 20 August 1905).<text:s/>The warders appear to have supplied all inmates with prison tender,<text:s/>tobacco<text:s/>(Unknown 20 August 1905), tea, and sugar. In 1905 it was ‘…an open secret that it comes from the warders…’<text:s/>(Unknown 20 August 1905),<text:s/>and the question still being asked in 1911 was, if it’s not the warders bringing it in, how did it get to the inmates?<text:s/>(A paying guest 12 February 1911).<text:s/>Stolen goods were being sold to warders<text:s/>(Unknown 20 August 1905), and they were smuggling letters from prisoners, and items from the island they could sell, such as boots made in the boot shop<text:s/>(Unknown 20 August 1905).<text:s/>One warder ‘…was said to have a farm, for which all the harness required was made in the prison workshops…’<text:s/>(A paying guest 12 February 1911).</text:p>
      <text:p text:style-name="Normal">Merging two prominent tags trades (100 highlights) and farm work (94 highlights) seems to be sensible, as both tags have the theme of labour and employment on the island.<text:s/>Early on men were engaged in<text:s/>laboursome<text:s/>work;<text:s/>clearing<text:s/>the island of vegetation<text:s/>to plant crops<text:s/>and<text:s/>erect buildings<text:s/>(Boggo Road Gaol Historical Society n.d.; Department of Environment and Science 2005) as well as<text:s/>clearing mangroves<text:s/>(Unknown 13 January 1869). The theme shifts in the 1870s as trade workshops were built<text:s/>(Boggo Road Gaol Historical Society n.d.; Department of Environment and Science 2005), the<text:s/>trades<text:s/>helping the island financially<text:s/>(Queensland State Archives 2021). Certain trades kept appearing in the highlights, such as tailors, bootmakers, saddlers,<text:s/>and<text:s/>carpentry<text:s/>(Boggo Road Gaol Historical Society n.d.;<text:s/>Department of Environment and Science 2005;<text:s/>Greenhill 25 February 2022;<text:s/>Molloy 18 September 2007;<text:s/>Out of bond 26 July 1914).<text:s/>Analysing the highlights, less publicised trades were found. These include things like brush makers, bookbinders, candlemakers, sail makers, cloth makers and masons<text:s/>(Department of Climate Change, Energy, the Environment and Water n.d.;<text:s/>K 9 November 1901).</text:p>
      <text:p text:style-name="Normal"><text:bookmark-start text:name="_Hlk118991841"/>Another theme that is clear is the disgruntlement of the inmates towards their food.<text:s/>Analyses show the difference in daily rations between 1878 and 1901. Early rations consisted of ‘…bread, maize-meal porridge, and meat’<text:s/>(Unknown 20 March 1878), while rations in 1901 consisted of ‘…20oz. of bread, 16oz. of meat. 6oz. of maizemeal, 12oz. of vege-tables<text:s/>[<text:span text:style-name="T8">sic</text:span>], 1/2oz. of rice or barley, 3oz. of sugar, and 1/2oz. each of salt, tea, and soap’ (K 9 November 1901); by 1905 tea and sugar had become an indulgence, allowed only<text:s/>to<text:s/>well-behaved inmates (<text:span text:style-name="T9">Unknown 23 April 1905)</text:span><text:span text:style-name="T10">.</text:span><text:span text:style-name="T11"><text:s/>In 1905 breakfast was hominy, which was<text:s/></text:span><text:span text:style-name="T12">‘…</text:span><text:span text:style-name="T13">described as simply vile</text:span><text:span text:style-name="T14">…’<text:s/></text:span><text:bookmark-start text:name="_Hlk118989621"/><text:span text:style-name="T15">(Unknown 23 April 1905)</text:span><text:bookmark-end text:name="_Hlk118989621"/><text:span text:style-name="T16">. Men were served ‘…</text:span><text:span text:style-name="T17">¾lb. of meat, about the same of bread, and 1/2lb. of sweet potatoes</text:span><text:span text:style-name="T18">…’<text:s/></text:span><text:span text:style-name="T19">(Unknown 23 April 1905)</text:span><text:span text:style-name="T20"><text:s/>for lunch and dinner was again hominy in 1905. Quality of the hominy came into disrepute at some point as there was ‘</text:span><text:span text:style-name="T21">The Hominy Riots</text:span><text:span text:style-name="T22">’, due to<text:s/></text:span><text:span text:style-name="T23">‘…[a]<text:s/></text:span><text:span text:style-name="T24">blue-mouldy, uneatable</text:span><text:span text:style-name="T25"><text:s/>[</text:span><text:span text:style-name="T26">sic</text:span><text:span text:style-name="T27">]</text:span><text:span text:style-name="T28"><text:s/>meal being served out</text:span><text:span text:style-name="T29">…’ (</text:span><text:span text:style-name="T30">A paying guest 5 February 1911)</text:span><text:span text:style-name="T31">, presumably homily, given the name of the riot. The meat ration fared no better circa 1905, as it was explained as being<text:s/></text:span><text:span text:style-name="T32">‘…thrown into a barrow<text:s/></text:span><text:span text:style-name="T33">and wheeled to<text:s/></text:span><text:span text:style-name="T34">the</text:span><text:span text:style-name="T35"><text:s/>kitchen</text:span><text:span text:style-name="T36">…’<text:s/></text:span><text:bookmark-start text:name="_Hlk118990810"/><text:span text:style-name="T37">(</text:span><text:span text:style-name="T38">Unknown 23 April 1905)</text:span><text:span text:style-name="T39">,<text:s/></text:span><text:bookmark-end text:name="_Hlk118990810"/><text:span text:style-name="T40">in addition to being ‘…</text:span><text:span text:style-name="T41">constantly rotten, so rotten that it could be noticed as<text:s/></text:span><text:soft-page-break/><text:span text:style-name="T42">soon as the men entered the yard</text:span><text:span text:style-name="T43">’<text:s/></text:span><text:bookmark-start text:name="_Hlk118991107"/><text:span text:style-name="T44">(Unknown 23 April 1905)</text:span><text:span text:style-name="T45">.<text:s/></text:span><text:bookmark-end text:name="_Hlk118991107"/><text:span text:style-name="T46">Considering this, it may have been a godsend that the men were being given less meat than they should have been getting, ‘…</text:span><text:span text:style-name="T47">scale</text:span><text:span text:style-name="T48">[ing]</text:span><text:span text:style-name="T49"><text:s/>only 8oz., bone included, instead of 16</text:span><text:span text:style-name="T50">’</text:span><text:span text:style-name="T51"><text:s/>(Unknown 23 April 1905).</text:span><text:span text:style-name="T52"><text:s/>A former inmate reported that sometimes the bread was ‘…very raw…’ (</text:span><text:span text:style-name="T53">Out of bond 26 July 1914)</text:span><text:span text:style-name="T54">, and so bad that ‘…pigs would not eat [it]…’ (</text:span><text:span text:style-name="T55">Out of bond 26 July 1914)</text:span><text:span text:style-name="T56">.</text:span><text:bookmark-end text:name="_Hlk118991841"/></text:p>
      <text:p text:style-name="P57">Due to their questionable diet, it is no wonder escape<text:s/>is another prominent theme.<text:s/>As St Helena is an island, escape would mean swimming or rowing to the mainland, however, the waters surrounding the island were infested with sharks, and the shore of mangroves harboured mosquitoes<text:s/><text:bookmark-start text:name="_Hlk118994588"/>(Keys<text:s/>2020;<text:s/><text:bookmark-end text:name="_Hlk118994588"/>Queensland Government 2015;<text:s/>Unknown 4 July 1867;<text:s/>Whittington 14 February 2021). One man is reported to be a victim of the sharks, an Indigenous man, Kitikir, known as<text:s/>Burketown Peter<text:s/>(Keys 2020).<text:s/>There is debate<text:s/>as to whether there were one or three successful escapes (Queensland State Archives<text:s/>2016;<text:s/>Whittington 14 February 2021), however, in 65 years it is known that very few escapes were made<text:s/>(Department of Environment and Science 2005;<text:s/>Queensland State Archives 2016), despite attempts; using rafts, a bathtub inside a table’s legs, washboard and two tubs tied with rope, dinghy, and a homemade boat<text:s/>(Queensland State Archives 2016;<text:s/>Taylor<text:s/>2010;<text:s/>Unknown<text:s/>13 January 1869;<text:s/>Unknown 4 July 1867;<text:s/>Unknown 4 April 1914).</text:p>
      <text:p text:style-name="Normal"><text:span text:style-name="T58">The theme of punishment was a guarantee when analysing a Penal Establishment. The later years of punishment at St Helena appear very ‘easy’ compared to an earlier period. Punishment post-1905 appears to be confinement to cells and being given only half rations (</text:span><text:span text:style-name="T59">Queensland State Archives 2016</text:span><text:span text:style-name="T60">;<text:s/></text:span><text:span text:style-name="T61">Unknown 23 April 1905</text:span><text:span text:style-name="T62">).<text:s/></text:span><text:span text:style-name="T63">Punishments in the early period were severe, you could be punished for speaking, or even singing (</text:span><text:span text:style-name="T64">Brismania 2019</text:span><text:span text:style-name="T65">;<text:s/></text:span><text:span text:style-name="T66">Unknown 20 March 1878)</text:span><text:span text:style-name="T67">. There were the usual leg irons<text:s/></text:span><text:span text:style-name="T68">(Brismania 2019</text:span><text:span text:style-name="T69">), and of course, flogging. The maximum<text:s/></text:span><text:span text:style-name="T70">number of<text:s/></text:span><text:span text:style-name="T71">lashes that could be issued was 50, but if<text:s/></text:span><text:span text:style-name="T72">more than 25 were issued, the session would need to be split into two, as ‘…</text:span><text:span text:style-name="T73">25 was enough to see skin become bone and end at the in</text:span><text:span text:style-name="T74">fi</text:span><text:span text:style-name="T75">rmary</text:span><text:span text:style-name="T76">’</text:span><text:s/>(<text:span text:style-name="T77">Whittington 14 February 2021)</text:span><text:span text:style-name="T78">.</text:span><text:span text:style-name="T79"><text:s/>There were men who were sentenced to 30 and 25 lashes for attempting to escape (</text:span><text:span text:style-name="T80">Daly 2019</text:span><text:span text:style-name="T81">;<text:s/></text:span><text:span text:style-name="T82">Unknown 4 July 1867</text:span><text:span text:style-name="T83">), which was probably at the higher end of lashes.<text:s/></text:span><text:span text:style-name="T84">From all accounts, the worst, most feared punishment in the early period, was solitary confinement.</text:span><text:span text:style-name="T85"><text:s/>This meant being ‘…sealed<text:s/></text:span><text:span text:style-name="T86">below ground in a<text:s/></text:span><text:span text:style-name="T87">metre-wide</text:span><text:span text:style-name="T88"><text:s/>cell with only a dirt<text:s/></text:span><text:span text:style-name="T89">fl</text:span><text:span text:style-name="T90">oor to sleep on, and that turned to mud when it rained</text:span><text:span text:style-name="T91">’ (</text:span><text:span text:style-name="T92">Brismania 2019</text:span><text:span text:style-name="T93">;<text:s/></text:span><text:span text:style-name="T94">Whittington 28 August 2019</text:span><text:span text:style-name="T95">;<text:s/></text:span><text:span text:style-name="T96">Whittington 14 February 2021)</text:span><text:span text:style-name="T97">. To make things worse, it was ‘…</text:span><text:span text:style-name="T98">pitch black and silent</text:span><text:span text:style-name="T99">…</text:span><text:span text:style-name="T100">28 days was enough for at least one prisoner to lose his mind</text:span><text:span text:style-name="T101">’ (</text:span><text:span text:style-name="T102">Whittington 14 February 2021</text:span><text:span text:style-name="T103">).</text:span></text:p>
      <text:p text:style-name="P104">By far the most highlights are in the description tag. As the name suggests, the theme is about descriptions of the island, both from an<text:s/>inmate’s<text:s/>perspective of former inmates and from reporters.</text:p>
      <text:p text:style-name="Normal"><text:span text:style-name="T105">The themes from this analysis are important to the study of the penal establishment of St Helena.<text:s/></text:span><text:span text:style-name="T106">If you ask the public to name early Brisbane gaols their likely answers would be Moreton Bay penal and Boggo Road Gaol. The themes from this analysis would help to bring awareness to the St Helena Penal Establishment.<text:s/></text:span><text:span text:style-name="T107">The themes<text:s/></text:span><text:span text:style-name="T108">add to existing data and reveal information left out of the popular tourist visits. While existing data is available on punishments, labour, and food, it is typically the ‘interesting’ details. My analysis provides a more objective view, including all information discoverable. The theme of corruption is scarcely covered in other works, so the themes from my analysis are important in providing<text:s/></text:span><text:soft-page-break/><text:span text:style-name="T109">new ideas for further research.</text:span><text:span text:style-name="T110"><text:s/></text:span><text:span text:style-name="T111">The digital humanities can find information quicker, provide data to more people, and provide multiple sources, details, and facts in large repositor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A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udy Boan</meta:initial-creator>
    <dc:creator>Trudy Boan</dc:creator>
    <meta:creation-date>2022-11-13T12:36:00Z</meta:creation-date>
    <dc:date>2022-11-13T12:36:00Z</dc:date>
    <meta:template xlink:href="Normal.dotm" xlink:type="simple"/>
    <meta:editing-cycles>2</meta:editing-cycles>
    <meta:editing-duration>PT120S</meta:editing-duration>
    <meta:user-defined meta:name="GrammarlyDocumentId">e40c1efe-82ac-4678-8cf2-476ae2f85f79</meta:user-defined>
    <meta:document-statistic meta:page-count="3" meta:paragraph-count="16" meta:word-count="1214" meta:character-count="8124" meta:row-count="57" meta:non-whitespace-character-count="6926"/>
  </office:meta>
</office:document-meta>
</file>